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style:font-name="Times New Roman1" fo:font-size="12pt" style:font-name-asian="Times New Roman1" style:font-size-asian="12pt" style:font-name-complex="Times New Roman1" style:font-size-complex="12pt"/>
    </style:style>
    <style:style style:name="P15" style:family="paragraph" style:parent-style-name="Default_20_Text">
      <style:text-properties fo:font-weight="bold"/>
    </style:style>
    <style:style style:name="P16" style:family="paragraph" style:parent-style-name="Default_20_Text">
      <style:paragraph-properties fo:margin-left="0.5in" fo:margin-right="0in" fo:text-indent="0in" style:auto-text-indent="false"/>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9" style:family="paragraph" style:parent-style-name="Default_20_Text">
      <style:paragraph-properties fo:margin-left="0.5in" fo:margin-right="0in" fo:text-indent="0in" style:auto-text-indent="false"/>
      <style:text-properties fo:font-style="normal"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Default_20_Text">
      <style:paragraph-properties fo:margin-top="0in" fo:margin-bottom="0in"/>
      <style:text-properties style:font-name="Times New Roman"/>
    </style:style>
    <style:style style:name="P38"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0" style:family="paragraph" style:parent-style-name="Default_20_Text">
      <style:paragraph-properties fo:margin-left="-0.2429in" fo:margin-right="0in" fo:text-indent="0in" style:auto-text-indent="false"/>
      <style:text-properties style:font-name="Times New Roman"/>
    </style:style>
    <style:style style:name="P41"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2" style:family="paragraph" style:parent-style-name="Standard" style:list-style-name="L2">
      <style:paragraph-properties fo:margin-top="0in" fo:margin-bottom="0in"/>
      <style:text-properties style:font-name="Times New Roman" fo:background-color="transparent"/>
    </style:style>
    <style:style style:name="P4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4" style:family="paragraph" style:parent-style-name="Body_20_Text_20_First_20_Indent" style:list-style-name="L7">
      <style:paragraph-properties fo:margin-left="0in" fo:margin-right="0in" fo:text-indent="0in" style:auto-text-indent="false"/>
    </style:style>
    <style:style style:name="P45" style:family="paragraph" style:parent-style-name="Body_20_Text_20_First_20_Indent" style:list-style-name="L5"/>
    <style:style style:name="P46" style:family="paragraph" style:parent-style-name="Body_20_Text_20_First_20_Indent" style:list-style-name="L5"/>
    <style:style style:name="P47" style:family="paragraph" style:parent-style-name="Body_20_Text_20_First_20_Indent" style:list-style-name="L5"/>
    <style:style style:name="P4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9" style:family="paragraph" style:parent-style-name="Contents_20_2">
      <style:paragraph-properties>
        <style:tab-stops>
          <style:tab-stop style:position="5.5252in" style:type="right" style:leader-style="dotted" style:leader-text="."/>
        </style:tab-stops>
      </style:paragraph-properties>
    </style:style>
    <style:style style:name="P50" style:family="paragraph" style:parent-style-name="Text_20_Body_20_Single">
      <style:paragraph-properties fo:margin-top="0in" fo:margin-bottom="0in"/>
    </style:style>
    <style:style style:name="P51" style:family="paragraph" style:parent-style-name="Text_20_Body_20_Single" style:list-style-name="L1">
      <style:paragraph-properties fo:margin-top="0in" fo:margin-bottom="0in"/>
      <style:text-properties style:font-name="Times New Roman"/>
    </style:style>
    <style:style style:name="P52" style:family="paragraph" style:parent-style-name="Text_20_Body_20_Single" style:list-style-name="L1">
      <style:paragraph-properties fo:margin-top="0in" fo:margin-bottom="0in"/>
      <style:text-properties style:font-name="Times New Roman"/>
    </style:style>
    <style:style style:name="P53" style:family="paragraph" style:parent-style-name="Text_20_Body_20_Single" style:list-style-name="L1">
      <style:paragraph-properties fo:margin-top="0in" fo:margin-bottom="0in"/>
      <style:text-properties style:font-name="Times New Roman"/>
    </style:style>
    <style:style style:name="P54" style:family="paragraph" style:parent-style-name="Text_20_Body_20_Single" style:list-style-name="L2">
      <style:paragraph-properties fo:margin-top="0in" fo:margin-bottom="0in"/>
      <style:text-properties style:font-name="Times New Roman"/>
    </style:style>
    <style:style style:name="P55" style:family="paragraph" style:parent-style-name="Text_20_Body_20_Single" style:list-style-name="L2">
      <style:paragraph-properties fo:margin-top="0in" fo:margin-bottom="0in"/>
      <style:text-properties style:font-name="Times New Roman" fo:font-style="normal" fo:font-weight="bold"/>
    </style:style>
    <style:style style:name="P56" style:family="paragraph" style:parent-style-name="Text_20_Body_20_Single" style:list-style-name="L2">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59"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style:style>
    <style:style style:name="P62" style:family="paragraph" style:parent-style-name="Text_20_Body_20_Single" style:list-style-name="L2">
      <style:paragraph-properties fo:margin-top="0in" fo:margin-bottom="0in"/>
      <style:text-properties style:font-name="Times New Roman"/>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1">
      <style:paragraph-properties fo:margin-top="0in" fo:margin-bottom="0in"/>
    </style:style>
    <style:style style:name="P65" style:family="paragraph" style:parent-style-name="Text_20_Body_20_Single" style:list-style-name="L1">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3">
      <style:paragraph-properties fo:margin-top="0in" fo:margin-bottom="0in"/>
      <style:text-properties fo:font-style="italic" style:font-style-asian="italic" style:font-style-complex="italic"/>
    </style:style>
    <style:style style:name="P89" style:family="paragraph" style:parent-style-name="Text_20_Body_20_Single" style:list-style-name="L3">
      <style:paragraph-properties fo:margin-top="0in" fo:margin-bottom="0in"/>
      <style:text-properties fo:font-style="italic" style:font-style-asian="italic" style:font-style-complex="italic"/>
    </style:style>
    <style:style style:name="P90" style:family="paragraph" style:parent-style-name="Text_20_Body_20_Single" style:list-style-name="L3">
      <style:paragraph-properties fo:margin-top="0in" fo:margin-bottom="0in"/>
      <style:text-properties fo:font-style="italic" style:font-style-asian="italic" style:font-style-complex="italic"/>
    </style:style>
    <style:style style:name="P91" style:family="paragraph" style:parent-style-name="Text_20_Body_20_Single" style:list-style-name="L3">
      <style:paragraph-properties fo:margin-top="0in" fo:margin-bottom="0in"/>
    </style:style>
    <style:style style:name="P92" style:family="paragraph" style:parent-style-name="Text_20_Body_20_Single" style:list-style-name="L3">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2">
      <style:paragraph-properties fo:margin-top="0in" fo:margin-bottom="0in"/>
    </style:style>
    <style:style style:name="P98" style:family="paragraph" style:parent-style-name="Text_20_Body_20_Single" style:list-style-name="L2">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2">
      <style:paragraph-properties fo:margin-left="0in" fo:margin-right="0in" fo:margin-top="0in" fo:margin-bottom="0in" fo:text-indent="0in" style:auto-text-indent="false"/>
    </style:style>
    <style:style style:name="P101"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3"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4"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5" style:family="paragraph" style:parent-style-name="Text_20_Body_20_Single" style:list-style-name="L2">
      <style:paragraph-properties fo:margin-left="0in" fo:margin-right="0in" fo:margin-top="0in" fo:margin-bottom="0in" fo:text-indent="0in" style:auto-text-indent="false"/>
    </style:style>
    <style:style style:name="P106" style:family="paragraph" style:parent-style-name="Text_20_Body_20_Single" style:list-style-name="L2">
      <style:paragraph-properties fo:margin-left="0in" fo:margin-right="0in" fo:margin-top="0in" fo:margin-bottom="0in" fo:text-indent="0in" style:auto-text-indent="false"/>
    </style:style>
    <style:style style:name="P107" style:family="paragraph" style:parent-style-name="Text_20_Body_20_Single" style:list-style-name="L2">
      <style:paragraph-properties fo:margin-left="0.5in" fo:margin-right="0in" fo:margin-top="0in" fo:margin-bottom="0in" fo:text-indent="0in" style:auto-text-indent="false"/>
    </style:style>
    <style:style style:name="P108"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09" style:family="paragraph" style:parent-style-name="Default_20_Text" style:list-style-name="L2"/>
    <style:style style:name="P11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18" style:family="paragraph" style:parent-style-name="Default_20_Text" style:list-style-name="L2"/>
    <style:style style:name="P119" style:family="paragraph" style:parent-style-name="Default_20_Text" style:list-style-name="L6"/>
    <style:style style:name="P120" style:family="paragraph" style:parent-style-name="Default_20_Text" style:list-style-name="L6"/>
    <style:style style:name="P121" style:family="paragraph" style:parent-style-name="Default_20_Text" style:list-style-name="L6"/>
    <style:style style:name="P122" style:family="paragraph" style:parent-style-name="Default_20_Text" style:list-style-name="L6"/>
    <style:style style:name="P123" style:family="paragraph" style:parent-style-name="Default_20_Text" style:list-style-name="L6"/>
    <style:style style:name="P124" style:family="paragraph" style:parent-style-name="Default_20_Text" style:list-style-name="L6"/>
    <style:style style:name="P125" style:family="paragraph" style:parent-style-name="Default_20_Text" style:list-style-name="L6"/>
    <style:style style:name="P126" style:family="paragraph" style:parent-style-name="Default_20_Text" style:list-style-name="L6"/>
    <style:style style:name="P127" style:family="paragraph" style:parent-style-name="Default_20_Text" style:list-style-name="L4">
      <style:paragraph-properties fo:margin-left="0in" fo:margin-right="0in" fo:text-indent="0in" style:auto-text-indent="false"/>
    </style:style>
    <style:style style:name="P128" style:family="paragraph" style:parent-style-name="Default_20_Text" style:list-style-name="L4">
      <style:paragraph-properties fo:margin-left="0in" fo:margin-right="0in" fo:text-indent="0in" style:auto-text-indent="false"/>
    </style:style>
    <style:style style:name="P12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3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31"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3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4"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35" style:family="paragraph" style:parent-style-name="Default_20_Text" style:list-style-name="L4">
      <style:paragraph-properties fo:margin-left="0in" fo:margin-right="0in" fo:text-indent="0in" style:auto-text-indent="false"/>
    </style:style>
    <style:style style:name="P136" style:family="paragraph" style:parent-style-name="Default_20_Text" style:list-style-name="L4">
      <style:paragraph-properties fo:margin-left="0in" fo:margin-right="0in" fo:text-indent="0in" style:auto-text-indent="false"/>
    </style:style>
    <style:style style:name="P137" style:family="paragraph" style:parent-style-name="Default_20_Text" style:list-style-name="L4">
      <style:paragraph-properties fo:margin-left="0in" fo:margin-right="0in" fo:text-indent="0in" style:auto-text-indent="false"/>
    </style:style>
    <style:style style:name="P13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40" style:family="paragraph" style:parent-style-name="Default_20_Text" style:list-style-name="L4">
      <style:paragraph-properties fo:margin-left="0in" fo:margin-right="0in" fo:text-indent="0in" style:auto-text-indent="false"/>
    </style:style>
    <style:style style:name="P141" style:family="paragraph" style:parent-style-name="Default_20_Text" style:list-style-name="L4">
      <style:paragraph-properties fo:margin-left="0in" fo:margin-right="0in" fo:text-indent="0in" style:auto-text-indent="false"/>
    </style:style>
    <style:style style:name="P142"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fo:font-weight="normal" style:font-weight-asian="normal" style:font-weight-complex="normal"/>
    </style:style>
    <style:style style:name="T42" style:family="text">
      <style:text-properties style:font-name="Times New Roman2" fo:font-style="italic" fo:background-color="transparent" style:font-size-asian="9pt" style:font-style-asian="italic" style:font-size-complex="9pt" style:font-style-complex="italic"/>
    </style:style>
    <style:style style:name="T43" style:family="text">
      <style:text-properties style:font-name="Courier New1" fo:font-size="9pt" style:font-size-asian="9pt" style:font-size-complex="9pt"/>
    </style:style>
    <style:style style:name="T44" style:family="text">
      <style:text-properties style:font-name="Times New Roman3" fo:font-size="12pt" fo:font-style="italic" fo:background-color="transparent" style:font-size-asian="9pt" style:font-style-asian="italic" style:font-size-complex="9pt" style:font-style-complex="italic"/>
    </style:style>
    <style:style style:name="T45" style:family="text">
      <style:text-properties style:font-name="Times New Roman3" fo:font-style="normal" fo:background-color="transparent" style:font-style-asian="normal" style:font-style-complex="normal"/>
    </style:style>
    <style:style style:name="T46" style:family="text">
      <style:text-properties style:font-style-asian="italic" style:font-style-complex="italic"/>
    </style:style>
    <style:style style:name="T47" style:family="text">
      <style:text-properties fo:font-size="12pt" fo:font-style="normal" style:font-size-asian="12pt" style:font-size-complex="12pt"/>
    </style:style>
    <style:style style:name="T48" style:family="text">
      <style:text-properties fo:background-color="transparent"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XCAT 2.x MySQL Setup</text:p>
      <text:p text:style-name="P2"><text:s/></text:p>
      <text:p text:style-name="P10">Date: 10/29/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48"><text:a xlink:type="simple" xlink:href="#1.Switch to  MySQL on the Management Node|outline">1.0 Switch to <text:s/>MySQL on the Management Node<text:tab/>1</text:a></text:p>
          <text:p text:style-name="P49"><text:a xlink:type="simple" xlink:href="#1.1.Install MySQL|outline">1.1 Install MySQL<text:tab/>1</text:a></text:p>
          <text:p text:style-name="P49"><text:a xlink:type="simple" xlink:href="#1.2.Configure MySQL|outline">1.2 Configure MySQL<text:tab/>2</text:a></text:p>
          <text:p text:style-name="P49"><text:a xlink:type="simple" xlink:href="#1.3.Migrate xCAT data to MySQL|outline">1.3 Migrate xCAT data to MySQL<text:tab/>7</text:a></text:p>
          <text:p text:style-name="P49"><text:a xlink:type="simple" xlink:href="#1.4.Add ODBC support|outline">1.4 Add ODBC support<text:tab/>9</text:a></text:p>
          <text:p text:style-name="P49"><text:a xlink:type="simple" xlink:href="#1.5.Removing MySQL database|outline">1.5 Removing MySQL database<text:tab/>12</text:a></text:p>
          <text:p text:style-name="P49"><text:a xlink:type="simple" xlink:href="#1.6.Migrate to new level MySQL|outline">1.6 Migrate to new level MySQL<text:tab/>13</text:a></text:p>
          <text:p text:style-name="P49"><text:a xlink:type="simple" xlink:href="#1.7.References|outline">1.7 References<text:tab/>14</text:a></text:p>
        </text:index-body>
      </text:table-of-content>
      <text:p text:style-name="P11"/>
      <text:p text:style-name="P12"/>
      <text:p text:style-name="P13"/>
      <text:h text:style-name="Heading_20_1" text:outline-level="1">Switch to <text:s/>MySQL on the Management Node</text:h>
      <text:p text:style-name="Default_20_Text">MySQL is supported on xCAT 2.1 or later. One example for using MySQL with xCAT is for xCAT hierarchy using Service Nodes that require a database with remote access capabilities. Other functions or programs within your environment may also benefit from or require MySQL. This document contains steps to install MySQL, configure the server, creating a database and populating it with your xCAT data.</text:p>
      <text:p text:style-name="Default_20_Text"/>
      <text:p text:style-name="Default_20_Text">Before using this document, you should have a general understanding of MySQL. If necesssary, review the installation and tutorial sections of the <text:span text:style-name="T1">MySQL 5.1 Reference Manual located at:</text:span><text:a xlink:type="simple" xlink:href="http://dev.mysql.com/doc/refman/5.0/en/tutorial.html"><text:line-break/></text:a><text:span text:style-name="T1"><text:line-break/></text:span><text:a xlink:type="simple" xlink:href="http://dev.mysql.com/doc/refman/5.1/en/index.html">http://dev.mysql.com/doc/refman/5.1/en/index.html</text:a></text:p>
      <text:p text:style-name="P14"/>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p>
      <text:p text:style-name="Default_20_Text"/>
      <text:p text:style-name="P16">On AIX: The xCAT RPM called<text:span text:style-name="T3"> xcat-mysql</text:span> is provided to help simplify the installation of MySQL on an AIX system. Download the x<text:span text:style-name="T3">cat-mysql-2.*.gz. </text:span><text:span text:style-name="T6">From this website:</text:span><text:span text:style-name="T3"> </text:span><text:line-break/><text:line-break/><text:a xlink:type="simple" xlink:href="https://sourceforge.net/projects/xcat/files/">https://sourceforge.net/projects/xcat/files/</text:a></text:p>
      <text:p text:style-name="P16"><text:soft-page-break/><text:line-break/>Untar it in the location of your choice. The <text:span text:style-name="T3">xcat-mysql </text:span><text:span text:style-name="T6">post processing will </text:span><text:span text:style-name="T6">automatically unwrap MySQL in the </text:span><text:span text:style-name="T3">/usr/local </text:span><text:span text:style-name="T6">directory and will create a link for </text:span><text:span text:style-name="T3">/usr/local/mysql</text:span><text:span text:style-name="T6">. It will also update the PATH environment variable in the</text:span><text:span text:style-name="T3"> /etc/profile</text:span><text:span text:style-name="T6"> file.<text:line-break/><text:line-break/></text:span><text:span text:style-name="T3">gunzip <text:s/>xcat-mysql-2*.gz</text:span></text:p>
      <text:p text:style-name="P17">tar -xvf xcat-mysql-2*.tar</text:p>
      <text:p text:style-name="P17">./instmysql <text:line-break/></text:p>
      <text:p text:style-name="P19">On Redhat/Fedora: MySQL comes as part of the OS. Ensure that the following rpms are installed on your Management <text:s/>Node:<text:line-break/><text:line-break/><text:span text:style-name="T3">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9">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text:reference-mark-start text:name="Configure MySQL"/>Configure MySQL<text:reference-mark-end text:name="Configure MySQL"/></text:h>
      <text:p text:style-name="Default_20_Text"/>
      <text:p text:style-name="P33">This section takes you through setting up the the MySQL environment, starting the server and connecting to the interactive <text:span text:style-name="T10">program</text:span> to create server definitions and perform queries.</text:p>
      <text:p text:style-name="P33"/>
      <text:p text:style-name="P33">This example assumes:</text:p>
      <text:p text:style-name="P33"/>
      <text:list text:style-name="L1">
        <text:list-item>
          <text:p text:style-name="P51">Management Node: <text:span text:style-name="T3">mn20</text:span></text:p>
        </text:list-item>
        <text:list-item>
          <text:p text:style-name="P51">Database user: <text:span text:style-name="T3">mysql</text:span></text:p>
        </text:list-item>
        <text:list-item>
          <text:p text:style-name="P51">xCAT <text:span text:style-name="T10">database name</text:span>:<text:span text:style-name="T3"> xcatdb</text:span></text:p>
        </text:list-item>
        <text:list-item>
          <text:p text:style-name="P64"><text:span text:style-name="T11">Database user id used by xCAT for access: </text:span><text:span text:style-name="T12">xcatadmin</text:span></text:p>
        </text:list-item>
        <text:list-item>
          <text:p text:style-name="P64"><text:soft-page-break/><text:span text:style-name="T11">Database password for xcatadmin: </text:span><text:span text:style-name="T12">xcat201</text:span></text:p>
        </text:list-item>
      </text:list>
      <text:p text:style-name="P33"/>
      <text:p text:style-name="P33">Substitute your addresses and desired database administration, password and database name as appropriate.</text:p>
      <text:p text:style-name="P33"><text:s/><text:span text:style-name="T35">All of the following steps should be run logon to the Management Node as root. <text:s/></text:span></text:p>
      <text:p text:style-name="P33"/>
      <text:list text:style-name="L2">
        <text:list-item>
          <text:p text:style-name="P100"><text:span text:style-name="T11">Create a user id and group that will run the MySQL server.<text:line-break/><text:line-break/>On AIX, add a login user and group that will be used to run </text:span>mysql:<text:span text:style-name="T11"><text:line-break/></text:span><text:span text:style-name="T3"><text:line-break/>mkgroup mysql<text:line-break/></text:span><text:span text:style-name="T3">mkuser pgrp=mysql mysql <text:line-break/><text:line-break/></text:span><text:span text:style-name="T6">Additionally on AIX, </text:span><text:span text:style-name="T14">update the mysql file permissions:<text:line-break/><text:line-break/></text:span><text:span text:style-name="T12">cd /usr/local/mysql</text:span></text:p>
          <text:p text:style-name="P101">chown -R mysql .</text:p>
          <text:p text:style-name="P100"><text:span text:style-name="T3">chgrp -R mysql .<text:line-break/><text:line-break/></text:span><text:span text:style-name="T6">On Linux: The mysql user id <text:s/>already exists, and the permissions are already correct when MySQL is installed. <text:s/></text:span></text:p>
          <text:p text:style-name="P107"/>
        </text:list-item>
        <text:list-item>
          <text:p text:style-name="P66"><text:span text:style-name="T11">Using the mysql userid, execute the script that will create the MySQL data directory and initialize the grant tables.<text:line-break/><text:line-break/></text:span><text:span text:style-name="T14">On AIX:</text:span><text:span text:style-name="T12"> /usr/local/mysql/</text:span><text:span text:style-name="T3">scripts/mysql_install_db --user=mysql</text:span></text:p>
        </text:list-item>
      </text:list>
      <text:p text:style-name="P20">On Linux: <text:span text:style-name="T3">/usr/bin/mysql_install_db --user=mysql</text:span></text:p>
      <text:list text:style-name="L2" text:continue-numbering="true">
        <text:list-header>
          <text:p text:style-name="P54"/>
        </text:list-header>
        <text:list-item>
          <text:p text:style-name="P55"><text:reference-mark-start text:name="1.Edit server configuration file so that it runs in ASCI-QUOTES mode."/>Edit server configuration file so that it runs in <text:span text:style-name="T46">ANSI-QUOTES</text:span> mode.<text:reference-mark-end text:name="1.Edit server configuration file so that it runs in ASCI-QUOTES mode."/></text:p>
          <text:p text:style-name="P109"><text:line-break/>On AIX:<text:span text:style-name="T13"> cp /usr/local/mysql/support-files/my-large.cnf <text:s/>/etc/my.cnf</text:span></text:p>
          <text:p text:style-name="P110"><text:line-break/>Then on both AIX and Linux under the section:</text:p>
          <text:p text:style-name="P110"># The MySQL server</text:p>
          <text:p text:style-name="P110">[mysqld]</text:p>
          <text:p text:style-name="P110"/>
          <text:p text:style-name="P109"><text:span text:style-name="T15">add the following line:<text:line-break/><text:line-break/></text:span><text:span text:style-name="T13">sql_mode=ANSI_QUOTES </text:span></text:p>
          <text:p text:style-name="P117"/>
        </text:list-item>
        <text:list-item>
          <text:p text:style-name="P110">For large systems you may also need to increase <text:span text:style-name="T2">max_connections</text:span> to the database in the <text:span text:style-name="T2">my.cnf </text:span>file. The default is 100. Add this line to the configuration file after “ <text:span text:style-name="T2">sql_mode=ANSI_QUOTES”.</text:span><text:line-break/><text:line-break/><text:soft-page-break/><text:span text:style-name="T2">max_connections=300 <text:line-break/></text:span></text:p>
          <text:p text:style-name="P110">For additional system variables that can be set <text:s/>go to: <text:line-break/></text:p>
          <text:p text:style-name="P110"><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4">On AIX, update the data directory ownership permission to mysql. All other mysql install directories should be owned by root. </text:p>
        </text:list-item>
      </text:list>
      <text:p text:style-name="P22"><text:line-break/>cd /usr/local/mysql</text:p>
      <text:p text:style-name="P27">chown -R root .</text:p>
      <text:p text:style-name="P27">chown -R mysql data<text:line-break/><text:line-break/></text:p>
      <text:list text:style-name="L2" text:continue-numbering="true">
        <text:list-item>
          <text:p text:style-name="P100">Check ulimit settings.</text:p>
        </text:list-item>
      </text:list>
      <text:p text:style-name="P27"><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8">If not unlimited, c</text:span></text:span><text:span text:style-name="Source_20_Text"><text:span text:style-name="T8">hange the ulimit setting to unlimited, for this session.</text:span></text:span></text:p>
      <text:p text:style-name="P31"><text:span text:style-name="Source_20_Text"><text:span text:style-name="T12"/></text:span></text:p>
      <text:p text:style-name="P31"><text:span text:style-name="Source_20_Text"><text:span text:style-name="T3">ulimit -m unlimited</text:span></text:span></text:p>
      <text:p text:style-name="P31"><text:span text:style-name="Source_20_Text"><text:span text:style-name="T3">ulimit -d unlimited</text:span></text:span></text:p>
      <text:p text:style-name="P31"><text:span text:style-name="Source_20_Text"><text:span text:style-name="T3">ulimit -f unlimited</text:span></text:span></text:p>
      <text:p text:style-name="P31"><text:span text:style-name="Source_20_Text"><text:span text:style-name="T3">ulimit -s unlimited</text:span></text:span></text:p>
      <text:p text:style-name="P31"><text:span text:style-name="Source_20_Text"><text:span text:style-name="T3">ulimit -t unlimited</text:span></text:span></text:p>
      <text:p text:style-name="P20"><text:span text:style-name="T3"><text:line-break/></text:span><text:line-break/>Edit the /etc/security/limits file, to make these <text:s/>limits stay unlimited through reboot or the start of the MySQL server may fail. <text:line-break/><text:line-break/><text:span text:style-name="T3">root:</text:span></text:p>
      <text:p text:style-name="P27"><text:line-break/> <text:s text:c="7"/>fsize = -1</text:p>
      <text:p text:style-name="P27"><text:s text:c="8"/>core = -1</text:p>
      <text:p text:style-name="P27"><text:s text:c="8"/>cpu = -1</text:p>
      <text:p text:style-name="P27"><text:soft-page-break/><text:s text:c="8"/>data = -1</text:p>
      <text:p text:style-name="P27"><text:s text:c="8"/>rss = -1</text:p>
      <text:p text:style-name="P27"><text:s text:c="8"/>stack = -1</text:p>
      <text:p text:style-name="P27"><text:s text:c="8"/>stack_hard = -1</text:p>
      <text:p text:style-name="P27"><text:s text:c="8"/>nofiles = -1</text:p>
      <text:list text:style-name="L2" text:continue-numbering="true">
        <text:list-header>
          <text:p text:style-name="P54"/>
        </text:list-header>
        <text:list-item>
          <text:p text:style-name="P66"><text:reference-mark-start text:name="Start the MySQL server"/><text:span text:style-name="T28">Start the MySQL server</text:span><text:reference-mark-end text:name="Start the MySQL server"/><text:span text:style-name="T28"> </text:span><text:span text:style-name="T11">(running as root must use the --user option). <text:s text:c="25"/><text:line-break/>On AIX: </text:span><text:span text:style-name="T12">/usr/local/mysql/</text:span><text:span text:style-name="T3">bin/mysqld_safe --user=mysql &amp;</text:span></text:p>
        </text:list-item>
      </text:list>
      <text:p text:style-name="P20">On Linux: <text:line-break/><text:span text:style-name="T3">/usr/bin/mysqld_safe --user=mysql &amp;</text:span> <text:s/><text:line-break/>or<text:line-break/><text:span text:style-name="T3">service mysqld start</text:span></text:p>
      <text:p text:style-name="P27"/>
      <text:p text:style-name="P28">If you need to stop the MySQL server:</text:p>
      <text:p text:style-name="P29"/>
      <text:list text:style-name="L2" text:continue-numbering="true">
        <text:list-header>
          <text:p text:style-name="P66">On AIX: <text:span text:style-name="T3">/usr/local/mysql/bin/mysqladmin -u root -p shutdown</text:span></text:p>
          <text:p text:style-name="P66">On Linux: <text:line-break/><text:span text:style-name="T3">/usr/bin/mysqladmin -u root -p shutdown</text:span></text:p>
        </text:list-header>
      </text:list>
      <text:p text:style-name="P32"><text:s text:c="12"/>or <text:span text:style-name="T9"><text:s text:c="3"/></text:span><text:span text:style-name="T5">service mysqld stop</text:span></text:p>
      <text:p text:style-name="P36"/>
      <text:list text:style-name="L2" text:continue-numbering="true">
        <text:list-header>
          <text:p text:style-name="P42">If command fails, </text:p>
          <text:p text:style-name="P66"><text:line-break/>On AIX, check the /usr/local/mysql/data/mn20.err file. </text:p>
        </text:list-header>
      </text:list>
      <text:p text:style-name="P32"><text:span text:style-name="T5"><text:s text:c="12"/>On Linux, check /var/log/mysqld.log.</text:span><text:span text:style-name="T3"><text:line-break/></text:span><text:span text:style-name="T11"> <text:s text:c="12"/></text:span></text:p>
      <text:list text:style-name="L2" text:continue-numbering="true">
        <text:list-item>
          <text:p text:style-name="P66">Setup MySQL to automatically start after a reboot of the Management Node.</text:p>
          <text:p text:style-name="P66"><text:line-break/>On AIX, add the following line before the xcatd line (so that it starts before it) in the /etc/inittab: </text:p>
          <text:p text:style-name="P66"><text:line-break/><text:span text:style-name="T3">mysql:2:once:/usr/local/mysql/bin/mysqld_safe --user=mysql &amp;</text:span> <text:line-break/>On Linux: <text:span text:style-name="T3">chkconfig mysqld on</text:span></text:p>
        </text:list-item>
      </text:list>
      <text:p text:style-name="P32"><text:s text:c="16"/></text:p>
      <text:list text:style-name="L2" text:continue-numbering="true">
        <text:list-item>
          <text:p text:style-name="P66">Set <text:s/>the MySQL root <text:s/>password in the MySQL database</text:p>
          <text:p text:style-name="P66"><text:line-break/>On AIX: <text:span text:style-name="T2">/usr/local/mysql/bin/mysqladmin -u root password 'new-password'</text:span><text:line-break/>On Linux: <text:span text:style-name="T2">/usr/bin/mysqladmin -u root password 'new-password'</text:span><text:line-break/></text:p>
          <text:p text:style-name="P66"><text:s text:c="9"/></text:p>
        </text:list-item>
        <text:list-item>
          <text:p text:style-name="P66"><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4"/>
      <text:list text:style-name="L2" text:continue-numbering="true">
        <text:list-item>
          <text:p text:style-name="P66"><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3"> CREATE DATABASE xcatdb;<text:line-break/></text:span></text:p>
      <text:list text:style-name="L2" text:continue-numbering="true">
        <text:list-item>
          <text:p text:style-name="P66"><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80"/>
        </text:list-item>
        <text:list-item>
          <text:p text:style-name="P66"><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good name to use for your MN is the name in the master attribute of the site table. </text:span></text:p>
          <text:p text:style-name="P66"><text:span text:style-name="T25">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span></text:p>
          <text:p text:style-name="P58"/>
          <text:p text:style-name="P66"><text:span text:style-name="T31"><text:line-break/></text:span><text:span text:style-name="T30">mysql &gt; </text:span><text:span text:style-name="T31">GRANT ALL on xcatdb.* TO xcatadmin@mn20 IDENTIFIED BY 'xcat201';</text:span></text:p>
        </text:list-item>
      </text:list>
      <text:p text:style-name="P32"><text:span text:style-name="T31"/></text:p>
      <text:list text:style-name="L2" text:continue-numbering="true">
        <text:list-header>
          <text:p text:style-name="P59"><text:span text:style-name="T48">Next add all other nodes that need access to the database. <text:s text:c="2"/>Service Nodes are required for xCAT hierarchical support. <text:s/>Compute nodes may also need access depending on the application running.</text:span></text:p>
          <text:p text:style-name="P66"><text:span text:style-name="T3"><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8"/>
      <text:list text:style-name="L2" text:continue-numbering="true">
        <text:list-item>
          <text:p text:style-name="P66"><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oft-page-break/><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54">Check system variables.<text:line-break/></text:p>
        </text:list-item>
      </text:list>
      <text:p text:style-name="P33"><text:s text:c="12"/>mysql &gt; <text:span text:style-name="T3">SHOW VARIABLES;</text:span></text:p>
      <text:list text:style-name="L2" text:continue-numbering="true">
        <text:list-header>
          <text:p text:style-name="P54"/>
        </text:list-header>
        <text:list-item>
          <text:p text:style-name="P54">Check the defined databases.<text:line-break/></text:p>
        </text:list-item>
      </text:list>
      <text:p text:style-name="P21">mysql &gt; <text:span text:style-name="T3">SHOW DATABASES;</text:span><text:line-break/><text:span text:style-name="T37">+--------------------+<text:line-break/>| Database <text:s text:c="10"/>|<text:line-break/>+--------------------+<text:line-break/>| information_schema |<text:line-break/>| mysql <text:s text:c="13"/>|<text:line-break/>| test <text:s text:c="14"/>|<text:line-break/>| xcatdb <text:s text:c="12"/>|<text:line-break/>+--------------------+</text:span></text:p>
      <text:list text:style-name="L2" text:continue-numbering="true">
        <text:list-header>
          <text:p text:style-name="P108"/>
        </text:list-header>
        <text:list-item>
          <text:p text:style-name="P54">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3"> DESCRIBE &lt;table name&gt;;</text:span></text:p>
      <text:p text:style-name="P37"/>
      <text:list text:style-name="L2" text:continue-numbering="true">
        <text:list-item>
          <text:p text:style-name="P66"><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list text:style-name="L3">
        <text:list-item>
          <text:p text:style-name="P85">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3">mkdir -p ~/xcat-dbback<text:line-break/>dumpxCATdb -p ~/xcat-dbback</text:span></text:p>
        </text:list-item>
      </text:list>
      <text:p text:style-name="P32"><text:span text:style-name="T3"/></text:p>
      <text:p text:style-name="P32"><text:span text:style-name="T3"><text:s text:c="11"/>Note: if you get an error, like “Connection failure: IO::Socket::SSL: connect:</text:span></text:p>
      <text:p text:style-name="P32"><text:span text:style-name="T3"><text:s text:c="10"/>Connection refused at....,” <text:s text:c="2"/>make sure your xcatd daemon is running. <text:s text:c="2"/></text:span></text:p>
      <text:list text:style-name="L3" text:continue-numbering="true">
        <text:list-header>
          <text:p text:style-name="P85"><text:soft-page-break/></text:p>
        </text:list-header>
        <text:list-item>
          <text:p text:style-name="P85"><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3">/etc/xcat/cfgloc</text:span> and populate it with the following line:</text:p>
          <text:p text:style-name="P85"/>
          <text:p text:style-name="P88">mysql:dbname=xcatdb;host=mn20|xcatadmin|xcat201</text:p>
          <text:p text:style-name="P85"><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
      <text:list text:style-name="L3" text:continue-numbering="true">
        <text:list-header>
          <text:p text:style-name="P85">Finally change permissions on the file, <text:s/>so only root can read, to protect the password. <text:line-break/><text:span text:style-name="T3"><text:line-break/>chmod 0600 /etc/xcat/cfgloc </text:span></text:p>
          <text:p text:style-name="P85"/>
        </text:list-header>
        <text:list-item>
          <text:p text:style-name="P85">Restore your database to MySQL. Use bypass mode to <text:span text:style-name="T10">run the</text:span> command without xcatd. <text:s/>This is needed to make sure the data is restored to the MySQL database and not to SQlite.<text:line-break/><text:line-break/><text:span text:style-name="T3">XCATBYPASS=1 restorexCATdb -p ~/xcat-dbback</text:span></text:p>
          <text:p text:style-name="P88"/>
          <text:p text:style-name="P88">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85"/>
        </text:list-header>
        <text:list-item>
          <text:p text:style-name="P85">Start the xcatd daemon using the MySQL database.<text:line-break/><text:line-break/><text:span text:style-name="T6">On AIX: </text:span><text:span text:style-name="T3">xcatstart<text:line-break/></text:span><text:span text:style-name="T6">On Linux: </text:span><text:span text:style-name="T3">service xcatd restart<text:line-break/></text:span></text:p>
        </text:list-item>
        <text:list-item>
          <text:p text:style-name="P102"><text:span text:style-name="T6">Remove the bypass mode, if set.<text:line-break/><text:line-break/></text:span>unset XCATBYPASS</text:p>
          <text:p text:style-name="P102"/>
        </text:list-item>
        <text:list-item>
          <text:p text:style-name="P102">Test the database</text:p>
        </text:list-item>
      </text:list>
      <text:p text:style-name="P6"/>
      <text:p text:style-name="P6"><text:s text:c="12"/>tabdump site</text:p>
      <text:p text:style-name="P39"><text:soft-page-break/><text:s text:c="4"/></text:p>
      <text:p text:style-name="P7"/>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line-break/></text:p>
      <text:list text:style-name="L4">
        <text:list-item>
          <text:list>
            <text:list-item>
              <text:p text:style-name="P127">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set up the xCAT Management Node. To install the packages use the following </text:span><text:span text:style-name="T18">commands:<text:line-break/><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text:span><text:span text:style-name="T23">chapter 2.2.18 of the </text:span><text:a xlink:type="simple" xlink:href="https://xcat.svn.sourceforge.net/svnroot/xcat/xcat-core/trunk/xCAT-client/share/doc/xCAT2top.pdf">xCAT Top Doc</text:a><text:span text:style-name="T39"> for how to get packages from the distro.<text:line-break/><text:line-break/>For RedHat and Fedora:<text:line-break/><text:line-break/></text:span><text:span text:style-name="T40">rpm -i unixODBC-*<text:line-break/></text:span><text:span text:style-name="T40">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127">To configure ODBC you need to make changes to the <text:span text:style-name="T3">odbcinst.ini and odbc.ini</text:span> files so that ODBC works with the xCAT database. First u<text:span text:style-name="T41">pdate the </text:span><text:span text:style-name="T4">odbcinst.ini</text:span><text:span text:style-name="T41"> file with the correct </text:span><text:span text:style-name="T3">libmyodbc#.so</text:span><text:span text:style-name="T6"> name.<text:line-break/><text:line-break/></text:span><text:span text:style-name="T23">On AIX, RH and Fedora:</text:span></text:p>
              <text:p text:style-name="P129"/>
              <text:p text:style-name="P127"><text:soft-page-break/><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line-break/></text:span><text:span text:style-name="T23">On SLES: </text:span></text:p>
              <text:p text:style-name="P129"/>
              <text:p text:style-name="P127"><text:span text:style-name="T23">First find the ODBC driver. For SLES:<text:line-break/></text:span><text:span text:style-name="T19">rpm -ql MyODBC-unixODBC <text:line-break/><text:line-break/>vi /etc/unixODBC/odbcinst.ini<text:line-break/></text:span><text:span text:style-name="T38">[MySQL]<text:line-break/>Description = ODBC for MySQL<text:line-break/>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On AIX, RH and Fedora: <text:line-break/></text:span><text:span text:style-name="T19">vi /etc/odbc.ini</text:span></text:p>
              <text:p text:style-name="P127"><text:span text:style-name="T38">[xCATDB]<text:line-break/>Driver <text:s text:c="2"/>= MySQL<text:line-break/>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132">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3">/etc/xcat/cfgloc</text:span><text:span text:style-name="T6"> file. <text:line-break/> </text:span><text:line-break/><text:line-break/>v<text:span text:style-name="T42">i <text:s/>~/.odbc.ini</text:span></text:p>
              <text:p text:style-name="P138"><text:line-break/>[xCATDB]<text:line-break/>SERVER = mn20<text:line-break/><text:soft-page-break/>DATABASE = xcatdb<text:line-break/>USER <text:s text:c="4"/>= xcatadmin<text:line-break/>PASSWORD = xcat20l</text:p>
              <text:p text:style-name="P138"/>
              <text:p text:style-name="P132"><text:span text:style-name="T6">U</text:span>pdate the permissions <text:s/>for root only read of the file. <text:span text:style-name="T43"><text:line-break/><text:line-break/></text:span><text:span text:style-name="T44">chmod 0600 .odbc.ini</text:span><text:span text:style-name="T43"><text:line-break/></text:span></text:p>
            </text:list-item>
            <text:list-item>
              <text:p text:style-name="P131">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svnroot/xcat/xcat-core/trunk/xCAT-client/share/doc/xCAT2onAIXUpdates.pdf"><text:span text:style-name="T3">xCAT2onAIXUpdates.pdf</text:span></text:a><text:span text:style-name="T3"><text:line-break/></text:span>Linux: <text:a xlink:type="simple" xlink:href="https://xcat.svn.sourceforge.net/svnroot/xcat/xcat-core/trunk/xCAT-client/share/doc/xCAT2-updatenode.pdf">xCAT2-updatenode.pdf</text:a></text:p>
      <text:p text:style-name="P20"><text:span text:style-name="T3"><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127"><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127"><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134"><text:line-break/></text:p>
            </text:list-item>
          </text:list>
        </text:list-item>
      </text:list>
      <text:p text:style-name="P41"/>
      <text:p text:style-name="P41"><text:s text:c="16"/>/usr/local/bin/isql -v xcatdb</text:p>
      <text:p text:style-name="P41"><text:soft-page-break/></text:p>
      <text:p text:style-name="P30">+--------------------+<text:line-break/>| Connected! <text:s text:c="8"/>|<text:line-break/>| <text:s text:c="19"/>|<text:line-break/>| sql-statement <text:s text:c="5"/>|<text:line-break/>| help[tablename] <text:s text:c="3"/>|<text:line-break/>| quit <text:s text:c="14"/>|<text:line-break/>+--------------------+</text:p>
      <text:p text:style-name="P41"><text:span text:style-name="T37"><text:s text:c="32"/></text:span><text:s text:c="11"/></text:p>
      <text:p text:style-name="P41"><text:s text:c="17"/><text:span text:style-name="T29">SQL&gt; <text:s/>SHOW TABLES;</text:span> <text:s/></text:p>
      <text:p text:style-name="P41"/>
      <text:p text:style-name="P30">+--------------------+<text:line-break/>| Tables_in_xcatdb <text:s text:c="2"/>|<text:line-break/>|--------------------|<text:line-break/>| . <text:s text:c="17"/>|<text:line-break/>| networks <text:s text:c="10"/>|</text:p>
      <text:p text:style-name="P30">| nodelist <text:s text:c="10"/>|</text:p>
      <text:p text:style-name="P30">| site <text:s text:c="14"/>|<text:line-break/>| . <text:s text:c="17"/>|</text:p>
      <text:p text:style-name="P30">| . <text:s text:c="17"/>|<text:line-break/>+--------------------+</text:p>
      <text:p text:style-name="P30"/>
      <text:p text:style-name="P30"/>
      <text:p text:style-name="P30"/>
      <text:p text:style-name="P30">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1"><text:s text:c="10"/></text:p>
      <text:p text:style-name="P40"><text:span text:style-name="T3"><text:line-break/> <text:s text:c="18"/></text:span><text:span text:style-name="T32">SQL</text:span><text:span text:style-name="T34"> &gt;</text:span><text:span text:style-name="T33"> quit;</text:span></text:p>
      <text:p text:style-name="P25"/>
      <text:p text:style-name="P26"/>
      <text:h text:style-name="P3" text:outline-level="2">Removing MySQL database</text:h>
      <text:p text:style-name="P4"/>
      <text:list text:style-name="L5">
        <text:list-item>
          <text:list>
            <text:list-item>
              <text:p text:style-name="P45">To remove the database, <text:s/>first do a backup.<text:line-break/><text:line-break/><text:span text:style-name="T3">mkdir -p ~/xcat-dbback<text:line-break/>dumpxCATdb -p ~/xcat-dbback</text:span></text:p>
            </text:list-item>
            <text:list-item>
              <text:p text:style-name="P45">Now remove the database. <text:s/>When the database is removed there is no undo. Be sure your backup is good. <text:line-break/><text:line-break/><text:soft-page-break/>On AIX:<text:span text:style-name="T3">/usr/local/mysql/bin/mysql <text:s/>-u root -p<text:line-break/></text:span><text:span text:style-name="T7">On Linux</text:span><text:span text:style-name="T4">: /usr/bin/mysql -u root -p</text:span></text:p>
            </text:list-item>
            <text:list-item>
              <text:p text:style-name="P45">Remove the database.<text:line-break/><text:line-break/>mysql&gt; <text:span text:style-name="T3">drop database xcatdb; </text:span></text:p>
            </text:list-item>
          </text:list>
        </text:list-item>
      </text:list>
      <text:p text:style-name="Default_20_Text"/>
      <text:h text:style-name="P3"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19">Backup your database. Refer to section <text:span text:style-name="T22">1.3 Migrate xCAT data to MySQL.</text:span><text:line-break/></text:p>
            </text:list-item>
            <text:list-item>
              <text:p text:style-name="P119">Stop the MySQL. Refer to section <text:span text:style-name="T3">1.2 Configure MySQL</text:span>.<text:line-break/></text:p>
            </text:list-item>
            <text:list-item>
              <text:p text:style-name="P119">Stop xcatd daemon.<text:line-break/><text:line-break/><text:span text:style-name="T45">On AIX: </text:span><text:span text:style-name="T3">xcatstop<text:line-break/></text:span><text:span text:style-name="T45">On Linux: </text:span><text:span text:style-name="T3">service xcatd stop<text:line-break/></text:span></text:p>
            </text:list-item>
            <text:list-item>
              <text:p text:style-name="P119">Unlink the previous version of MySQL.<text:line-break/><text:line-break/><text:span text:style-name="T3">cd /usr/local<text:line-break/>rm mysql</text:span><text:line-break/></text:p>
            </text:list-item>
            <text:list-item>
              <text:p text:style-name="P119">Download the latest MySQL as indicated section <text:span text:style-name="T3">1.1 Install MySQL</text:span>.<text:line-break/></text:p>
            </text:list-item>
            <text:list-item>
              <text:p text:style-name="P119">Follow the entire install process outlined in sections <text:span text:style-name="T3">1.1 Install MySQL</text:span><text:span text:style-name="T6"> and</text:span><text:span text:style-name="T3"> 1.2 Configure MySQL</text:span>. You do not need to create the mysql id or group on AIX, since they already exist. You will need to create the /etc/my.cnf file.<text:line-break/></text:p>
            </text:list-item>
            <text:list-item>
              <text:p text:style-name="P119"><text:s/>Restore your database and start xcatd as you did in section <text:span text:style-name="T22">1.3 Migrate xCAT data to MySQL.<text:line-break/></text:span></text:p>
            </text:list-item>
            <text:list-item>
              <text:p text:style-name="P119">You are now running on the new database level. You can remove the old level by going to <text:span text:style-name="T3">/usr/local</text:span> and removing the <text:s/><text:span text:style-name="T3">mysql-5.0.67-aix5.3-powerpc-64bit</text:span> directory. <text:s/>It takes up a lot of space under <text:span text:style-name="T3">/usr/local</text:span>. Be sure your new level is running and your database is restored. The old directory does contain the mysql data. </text:p>
            </text:list-item>
          </text:list>
        </text:list-item>
      </text:list>
      <text:list text:style-name="L7">
        <text:list-header>
          <text:p text:style-name="P44"/>
        </text:list-header>
      </text:list>
      <text:h text:style-name="P3" text:outline-level="2"><text:soft-page-break/>References</text:h>
      <text:p text:style-name="P5"/>
      <text:list text:style-name="L8">
        <text:list-item>
          <text:p text:style-name="P142"><text:a xlink:type="simple" xlink:href="http://www.pantz.org/software/mysql/mysqlcommands.html">http://www.pantz.org/software/mysql/mysqlcommands.html</text:a></text:p>
        </text:list-item>
        <text:list-item>
          <text:p text:style-name="P142"><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3"><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10-29T13:11:12</dc:date>
    <meta:print-date>2009-10-27T14:28:32</meta:print-date>
    <meta:editing-cycles>434</meta:editing-cycles>
    <meta:editing-duration>P5DT9H49M39S</meta:editing-duration>
    <meta:user-defined meta:name="Info 1"/>
    <meta:user-defined meta:name="Info 2"/>
    <meta:user-defined meta:name="Info 3"/>
    <meta:user-defined meta:name="Info 4"/>
    <meta:document-statistic meta:table-count="0" meta:image-count="0" meta:object-count="0" meta:page-count="14" meta:paragraph-count="194" meta:word-count="2651" meta:character-count="17268"/>
  </office:meta>
</office:document-meta>
</file>